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fo:min-height="5.689cm"/>
      <style:paragraph-properties style:writing-mode="lr-tb"/>
    </style:style>
    <style:style style:name="gr2" style:family="graphic" style:parent-style-name="standard" style:list-style-name="L1">
      <style:graphic-properties draw:stroke="solid" svg:stroke-color="#000000" draw:fill="none" draw:fill-color="#ffffff" draw:textarea-horizontal-align="justify" draw:auto-grow-height="true" draw:auto-grow-width="false" fo:min-height="5.902cm" fo:min-width="0cm"/>
      <style:paragraph-properties style:writing-mode="lr-tb"/>
    </style:style>
    <style:style style:name="gr3" style:family="graphic" style:parent-style-name="standard" style:list-style-name="L1">
      <style:graphic-properties draw:stroke="solid" svg:stroke-color="#000000" draw:fill="none" draw:fill-color="#ffffff" fo:min-height="5.689cm"/>
      <style:paragraph-properties style:writing-mode="lr-tb"/>
    </style:style>
    <style:style style:name="gr4" style:family="graphic" style:parent-style-name="standard" style:list-style-name="L1">
      <style:graphic-properties draw:stroke="solid" svg:stroke-color="#000000" draw:fill="none" draw:fill-color="#ffffff" fo:min-height="2.134cm"/>
      <style:paragraph-properties style:writing-mode="lr-tb"/>
    </style:style>
    <style:style style:name="gr5" style:family="graphic" style:parent-style-name="standard" style:list-style-name="L1">
      <style:graphic-properties draw:stroke="solid" svg:stroke-color="#000000" draw:fill="none" draw:fill-color="#ffffff" fo:min-height="4.267cm"/>
      <style:paragraph-properties style:writing-mode="lr-tb"/>
    </style:style>
    <style:style style:name="gr6" style:family="graphic" style:parent-style-name="standard" style:list-style-name="L1">
      <style:graphic-properties draw:stroke="solid" svg:stroke-color="#000000" draw:fill="none" draw:fill-color="#ffffff" fo:min-height="2.19cm"/>
      <style:paragraph-properties style:writing-mode="lr-tb"/>
    </style:style>
    <style:style style:name="gr7" style:family="graphic" style:parent-style-name="standard" style:list-style-name="L1">
      <style:graphic-properties draw:stroke="solid" svg:stroke-color="#000000" draw:fill="none" draw:fill-color="#ffffff" fo:min-height="6.4cm"/>
      <style:paragraph-properties style:writing-mode="lr-tb"/>
    </style:style>
    <style:style style:name="gr8" style:family="graphic" style:parent-style-name="standard" style:list-style-name="L1">
      <style:graphic-properties draw:stroke="solid" svg:stroke-color="#000000" draw:fill="none" draw:fill-color="#ffffff" fo:min-height="3.556cm"/>
      <style:paragraph-properties style:writing-mode="lr-tb"/>
    </style:style>
    <style:style style:name="gr9" style:family="graphic" style:parent-style-name="objectwithoutfill">
      <style:graphic-properties draw:marker-end="Arrowheads_20_1" draw:fill="none" draw:textarea-vertical-align="middle"/>
    </style:style>
    <style:style style:name="gr10" style:family="graphic" style:parent-style-name="standard" style:list-style-name="L1">
      <style:graphic-properties draw:stroke="solid" svg:stroke-color="#000000" draw:fill="none" draw:fill-color="#ffffff" fo:min-height="1.655cm"/>
      <style:paragraph-properties style:writing-mode="lr-tb"/>
    </style:style>
    <style:style style:name="gr11" style:family="graphic" style:parent-style-name="standard" style:list-style-name="L1">
      <style:graphic-properties draw:stroke="solid" svg:stroke-color="#000000" draw:fill="none" draw:fill-color="#ffffff" fo:min-height="4.978cm"/>
      <style:paragraph-properties style:writing-mode="lr-tb"/>
    </style:style>
    <style:style style:name="gr12" style:family="graphic" style:parent-style-name="standard" style:list-style-name="L1">
      <style:graphic-properties draw:stroke="solid" svg:stroke-color="#000000" draw:fill="none" draw:fill-color="#ffffff" fo:min-height="1.555cm"/>
      <style:paragraph-properties style:writing-mode="lr-tb"/>
    </style:style>
    <style:style style:name="gr13" style:family="graphic" style:parent-style-name="standard" style:list-style-name="L1">
      <style:graphic-properties draw:stroke="solid" svg:stroke-color="#000000" draw:fill="none" draw:fill-color="#ffffff" fo:min-height="5.689cm"/>
      <style:paragraph-properties style:writing-mode="lr-tb"/>
    </style:style>
    <style:style style:name="gr14" style:family="graphic" style:parent-style-name="standard" style:list-style-name="L1">
      <style:graphic-properties draw:stroke="solid" svg:stroke-color="#000000" draw:fill="none" draw:fill-color="#ffffff" fo:min-height="4.978cm"/>
      <style:paragraph-properties style:writing-mode="lr-tb"/>
    </style:style>
    <style:style style:name="gr15" style:family="graphic" style:parent-style-name="objectwithoutfill">
      <style:graphic-properties draw:marker-start="Arrowheads_20_1" draw:marker-end="" draw:fill="none" draw:textarea-vertical-align="middle"/>
    </style:style>
    <style:style style:name="gr16" style:family="graphic" style:parent-style-name="standard" style:list-style-name="L1">
      <style:graphic-properties draw:stroke="solid" svg:stroke-color="#000000" draw:fill="none" draw:fill-color="#ffffff" draw:textarea-horizontal-align="justify" draw:auto-grow-height="true" draw:auto-grow-width="false" fo:min-height="2.845cm" fo:min-width="0cm"/>
      <style:paragraph-properties style:writing-mode="lr-tb"/>
    </style:style>
    <style:style style:name="gr17" style:family="graphic" style:parent-style-name="standard" style:list-style-name="L1">
      <style:graphic-properties draw:stroke="solid" svg:stroke-color="#000000" draw:fill="none" draw:fill-color="#ffffff" fo:min-height="12.799cm"/>
      <style:paragraph-properties style:writing-mode="lr-tb"/>
    </style:style>
    <style:style style:name="gr18" style:family="graphic" style:parent-style-name="standard" style:list-style-name="L1">
      <style:graphic-properties draw:stroke="solid" svg:stroke-color="#000000" draw:fill="none" draw:fill-color="#ffffff" fo:min-height="19.753cm"/>
      <style:paragraph-properties style:writing-mode="lr-tb"/>
    </style:style>
    <style:style style:name="gr19" style:family="graphic" style:parent-style-name="standard" style:list-style-name="L1">
      <style:graphic-properties draw:stroke="solid" svg:stroke-color="#000000" draw:fill="none" draw:fill-color="#ffffff" fo:min-height="4.267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="none" draw:fill-color="#ffffff"/>
      <style:paragraph-properties fo:margin-left="0cm" fo:margin-right="0cm" fo:text-indent="0cm" style:writing-mode="lr-tb"/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P8" style:family="paragraph">
      <loext:graphic-properties draw:fill="none"/>
      <style:paragraph-properties fo:text-align="end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Liberation Sans" fo:font-size="18pt" fo:font-weight="normal" style:letter-kerning="true" style:font-name-asian="Noto Sans CJK SC" style:font-size-asian="18pt" style:font-weight-asian="normal" style:font-name-complex="Lohit Devanagari" style:font-size-complex="18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18pt" fo:font-weight="bold" style:letter-kerning="true" style:font-name-asian="Noto Sans CJK SC" style:font-size-asian="18pt" style:font-weight-asian="bold" style:font-name-complex="Lohit Devanagari" style:font-size-complex="18pt" style:font-weight-complex="bold"/>
    </style:style>
    <style:style style:name="T3" style:family="text">
      <style:text-properties style:font-name="Liberation Sans" fo:font-size="18pt" fo:font-weight="normal" style:letter-kerning="true" style:font-name-asian="Noto Sans CJK SC" style:font-size-asian="18pt" style:font-weight-asian="normal" style:font-name-complex="Lohit Devanagari" style:font-size-complex="18pt" style:font-weight-complex="normal"/>
    </style:style>
    <style:style style:name="T4" style:family="text"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style:letter-kerning="true" style:font-name-asian="Noto Sans CJK SC" style:font-size-asian="18pt" style:font-style-asian="normal" style:font-name-complex="Lohit Devanagari" style:font-size-complex="18pt" style:font-style-complex="normal" style:text-emphasize="none" style:font-relief="none" style:text-overline-style="none" style:text-overline-color="font-color"/>
    </style:style>
    <style:style style:name="T8" style:family="text">
      <style:text-properties fo:color="#5b277d" loext:opacity="100%" style:font-name="Liberation Sans" fo:font-size="18pt" fo:font-weight="normal" style:letter-kerning="true" style:font-name-asian="Noto Sans CJK SC" style:font-size-asian="18pt" style:font-weight-asian="normal" style:font-name-complex="Lohit Devanagari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065cm" svg:height="5.939cm" svg:x="2.425cm" svg:y="2.461cm">
          <draw:text-box>
            <text:p><text:span text:style-name="T1">pipeline object</text:span></text:p>
            <text:p>holds shaders and configuration</text:p>
            <text:p><text:span text:style-name="T1">VkPipeline:</text:span> Holds the state of the GPU needed to draw. For example: shaders, rasterization options, depth settings</text:p>
            <text:p>A set of <text:span text:style-name="T1">VkPipeline</text:span> objects can be used for shader combinations and parameters needed to render materials</text:p>
          </draw:text-box>
        </draw:frame>
        <draw:frame draw:style-name="gr2" draw:text-style-name="P3" draw:layer="layout" svg:width="8.277cm" svg:height="6.152cm" svg:x="11.455cm" svg:y="18.192cm">
          <draw:text-box>
            <text:p text:style-name="P2"><text:span text:style-name="T2">swap chain (</text:span><text:span text:style-name="T3">list of images)</text:span></text:p>
            <text:p text:style-name="P2"><text:span text:style-name="T4">display frame to the screen</text:span></text:p>
            <text:p text:style-name="P2"><text:span text:style-name="T2">VkSwapchainKHR:</text:span><text:span text:style-name="T4"> Holds the images for the screen. It allows you to render things into a visible window.</text:span></text:p>
            <text:p text:style-name="P2"><text:span text:style-name="T4">Has </text:span><text:span text:style-name="T2">VkQueue</text:span><text:span text:style-name="T4"> handles</text:span></text:p>
          </draw:text-box>
        </draw:frame>
        <draw:frame draw:style-name="gr3" draw:text-style-name="P5" draw:layer="layout" svg:width="12.7cm" svg:height="5.939cm" svg:x="11.315cm" svg:y="9.206cm">
          <draw:text-box>
            <text:p text:style-name="P4"><text:span text:style-name="T2">command buffer</text:span></text:p>
            <text:p text:style-name="P2"><text:span text:style-name="T4">work GPU has to be recorded into a CommandBuffer, then submitted into a Queue</text:span></text:p>
            <text:p text:style-name="P2"><text:span text:style-name="T4">One command buffer / queue for each swap chain image</text:span></text:p>
            <text:p text:style-name="P2"><text:span text:style-name="T2">VkCommandBuffer:</text:span><text:span text:style-name="T4"> GPU commands</text:span></text:p>
            <text:p text:style-name="P2"><text:span text:style-name="T2">VkQueue:</text:span><text:span text:style-name="T4"> queue for commands</text:span></text:p>
          </draw:text-box>
        </draw:frame>
        <draw:frame draw:style-name="gr4" draw:text-style-name="P3" draw:layer="layout" svg:width="7.302cm" svg:height="2.384cm" svg:x="2.425cm" svg:y="9.77cm">
          <draw:text-box>
            <text:p text:style-name="P2"><text:span text:style-name="T2">VkInstance:</text:span><text:span text:style-name="T4"> The Vulkan context, used to access drivers</text:span></text:p>
          </draw:text-box>
        </draw:frame>
        <draw:frame draw:style-name="gr5" draw:text-style-name="P3" draw:layer="layout" svg:width="7.302cm" svg:height="4.517cm" svg:x="2.424cm" svg:y="12.239cm">
          <draw:text-box>
            <text:p text:style-name="P2"><text:span text:style-name="T2">VkPhysicalDevice:</text:span><text:span text:style-name="T4"> A GPU. Used to query physical GPU details, like features, capabilities, memory size</text:span></text:p>
          </draw:text-box>
        </draw:frame>
        <draw:frame draw:style-name="gr6" draw:text-style-name="P3" draw:layer="layout" svg:width="7.302cm" svg:height="2.44cm" svg:x="2.425cm" svg:y="16.855cm">
          <draw:text-box>
            <text:p text:style-name="P2"><text:span text:style-name="T2">VkDevice:</text:span><text:span text:style-name="T4"> The “logical” GPU context to execute commands on</text:span></text:p>
          </draw:text-box>
        </draw:frame>
        <draw:frame draw:style-name="gr7" draw:text-style-name="P3" draw:layer="layout" svg:width="7.302cm" svg:height="6.65cm" svg:x="20.841cm" svg:y="18.226cm">
          <draw:text-box>
            <text:p text:style-name="P2"><text:span text:style-name="T2">VkImage:</text:span><text:span text:style-name="T4"> A texture you can write to and read from (texture data)</text:span></text:p>
            <text:p text:style-name="P2"><text:span text:style-name="T2">VkImageView:</text:span><text:span text:style-name="T4"> representing contiguous ranges of the image sub-resources and containing additional metadata</text:span></text:p>
          </draw:text-box>
        </draw:frame>
        <draw:frame draw:style-name="gr8" draw:text-style-name="P5" draw:layer="layout" svg:width="12.7cm" svg:height="3.806cm" svg:x="24.967cm" svg:y="5.642cm">
          <draw:text-box>
            <text:p text:style-name="P4"><text:span text:style-name="T2">render pass</text:span></text:p>
            <text:p text:style-name="P4"><text:span text:style-name="T2">VkRenderPass:</text:span><text:span text:style-name="T3"> Holds information about the images you are rendering into. All drawing commands have to be done inside a render pass. (main pass, shadow pass)</text:span></text:p>
          </draw:text-box>
        </draw:frame>
        <draw:line draw:style-name="gr9" draw:text-style-name="P6" draw:layer="layout" svg:x1="28.46cm" svg:y1="10.722cm" svg:x2="27.825cm" svg:y2="9.452cm">
          <text:p/>
        </draw:line>
        <draw:frame draw:style-name="gr10" draw:text-style-name="P7" draw:layer="layout" svg:width="12.7cm" svg:height="1.905cm" svg:x="24.967cm" svg:y="10.405cm">
          <draw:text-box>
            <text:p text:style-name="P4"><text:span text:style-name="T2">VkFrameBuffer: </text:span><text:span text:style-name="T3">Holds the target images for a render pass</text:span></text:p>
          </draw:text-box>
        </draw:frame>
        <draw:line draw:style-name="gr9" draw:text-style-name="P6" draw:layer="layout" svg:x1="16.713cm" svg:y1="9.5cm" svg:x2="24.967cm" svg:y2="8.476cm">
          <text:p/>
        </draw:line>
        <draw:frame draw:style-name="gr11" draw:text-style-name="P7" draw:layer="layout" svg:width="15.085cm" svg:height="5.228cm" svg:x="24.967cm" svg:y="12.527cm">
          <draw:text-box>
            <text:p text:style-name="P4"><text:span text:style-name="T5">A descriptor is a pointer to a resource (buffer or image). </text:span><text:span text:style-name="T6">VkDescriptorSet:</text:span><text:span text:style-name="T7"> Holds the binding information that connects </text:span><text:span text:style-name="T6">shader inputs</text:span><text:span text:style-name="T5"> to data such as </text:span><text:span text:style-name="T2">VkImage</text:span><text:span text:style-name="T4"> textures and </text:span><text:span text:style-name="T2">VkBuffer</text:span><text:span text:style-name="T4"> resources; a set of gpu-side pointers to be bound once. Descriptors must be grouped into sets, only sets can be bound.</text:span></text:p>
          </draw:text-box>
        </draw:frame>
        <draw:line draw:style-name="gr9" draw:text-style-name="P6" draw:layer="layout" svg:x1="28.94cm" svg:y1="15.605cm" svg:x2="22.59cm" svg:y2="18.462cm">
          <text:p/>
        </draw:line>
        <draw:frame draw:style-name="gr12" draw:text-style-name="P3" draw:layer="layout" svg:width="7.302cm" svg:height="1.805cm" svg:x="28.305cm" svg:y="18.275cm">
          <draw:text-box>
            <text:p text:style-name="P2"><text:span text:style-name="T2">VkBuffer:</text:span><text:span text:style-name="T4"> GPU visible memory (vertex data)</text:span></text:p>
          </draw:text-box>
        </draw:frame>
        <draw:frame draw:style-name="gr13" draw:text-style-name="P3" draw:layer="layout" svg:width="7.302cm" svg:height="5.939cm" svg:x="4.492cm" svg:y="25.858cm">
          <draw:text-box>
            <text:p text:style-name="P2"><text:span text:style-name="T2">VkSemaphore:</text:span><text:span text:style-name="T4"> Synchronizes GPU to GPU execution of commands. Used for syncing multiple command buffer submissions one after another.</text:span></text:p>
          </draw:text-box>
        </draw:frame>
        <draw:frame draw:style-name="gr14" draw:text-style-name="P3" draw:layer="layout" svg:width="7.302cm" svg:height="5.228cm" svg:x="11.894cm" svg:y="25.858cm">
          <draw:text-box>
            <text:p text:style-name="P2"><text:span text:style-name="T2">VkFence:</text:span><text:span text:style-name="T4"> Synchronizes GPU to CPU execution of commands. Used to know if a command buffer has finished being executed on the GPU</text:span></text:p>
          </draw:text-box>
        </draw:frame>
        <draw:line draw:style-name="gr15" draw:text-style-name="P8" draw:layer="layout" svg:x1="20.84cm" svg:y1="18.607cm" svg:x2="14.97cm" svg:y2="20.632cm">
          <text:p/>
        </draw:line>
        <draw:line draw:style-name="gr15" draw:text-style-name="P8" draw:layer="layout" svg:x1="11.632cm" svg:y1="14.85cm" svg:x2="5.282cm" svg:y2="17.072cm">
          <text:p/>
        </draw:line>
        <draw:frame draw:style-name="gr16" draw:text-style-name="P3" draw:layer="layout" svg:width="6.527cm" svg:height="3.095cm" svg:x="16.535cm" svg:y="4.69cm">
          <draw:text-box>
            <text:p text:style-name="P2"><text:span text:style-name="T2">VkCommandPool </text:span><text:span text:style-name="T3">objects are used to allocate command buffers</text:span></text:p>
          </draw:text-box>
        </draw:frame>
        <draw:line draw:style-name="gr15" draw:text-style-name="P8" draw:layer="layout" svg:x1="14.49cm" svg:y1="9.135cm" svg:x2="17.665cm" svg:y2="7.548cm">
          <text:p/>
        </draw:line>
        <draw:frame draw:style-name="gr17" draw:text-style-name="P9" draw:layer="layout" svg:width="25.717cm" svg:height="13.049cm" svg:x="21.638cm" svg:y="25.416cm">
          <draw:text-box>
            <text:p text:style-name="P4"><text:span text:style-name="T2">Render Loop</text:span></text:p>
            <text:list text:style-name="L1">
              <text:list-item>
                <text:p text:style-name="P4"><text:span text:style-name="T3">request from the VkSwapchainKHR an image to render to (imageIndex)</text:span></text:p>
              </text:list-item>
              <text:list-item>
                <text:p text:style-name="P4"><text:span text:style-name="T3">allocate a VkCommandBuffer from </text:span></text:p>
                <text:p text:style-name="P4"><text:span text:style-name="T3">- a VkCommandBufferPool</text:span></text:p>
              </text:list-item>
            </text:list>
            <text:p text:style-name="P4"><text:span text:style-name="T3"><text:s text:c="3"/></text:span><text:span text:style-name="T3">- reuse an already allocated command buffer that has finished execution</text:span></text:p>
            <text:list text:continue-numbering="true" text:style-name="L1">
              <text:list-item>
                <text:p text:style-name="P4"><text:span text:style-name="T3">write commands into command buffer</text:span></text:p>
              </text:list-item>
            </text:list>
            <text:p text:style-name="P4"><text:span text:style-name="T5"><text:s text:c="2"/></text:span><text:span text:style-name="T5">- start a VkRenderPass (render into the image from swapchain, framebuffer[</text:span><text:span text:style-name="T3">imageIndex]</text:span></text:p>
            <text:p text:style-name="P4"><text:span text:style-name="T8"><text:s text:c="4"/></text:span><text:span text:style-name="T8">for each object {</text:span></text:p>
            <text:p text:style-name="P4"><text:span text:style-name="T8"><text:s text:c="4"/></text:span><text:span text:style-name="T8">+ bind a VkPipeline</text:span></text:p>
            <text:p text:style-name="P4"><text:span text:style-name="T8"><text:s text:c="4"/></text:span><text:span text:style-name="T8">+ bind VkDescriptorSet resources for the shader parameters)</text:span></text:p>
            <text:p text:style-name="P4"><text:span text:style-name="T8"><text:s text:c="4"/></text:span><text:span text:style-name="T8">+ bind the vertex buffers</text:span></text:p>
            <text:p text:style-name="P4"><text:span text:style-name="T8"><text:s text:c="4"/></text:span><text:span text:style-name="T8">+ execute a draw call }</text:span></text:p>
            <text:p text:style-name="P4"><text:span text:style-name="T3"><text:s text:c="2"/></text:span><text:span text:style-name="T3">- end the VkRenderPass</text:span></text:p>
            <text:list text:continue-numbering="true" text:style-name="L1">
              <text:list-item>
                <text:p text:style-name="P4"><text:span text:style-name="T3">end the VkCommandBuffer</text:span></text:p>
              </text:list-item>
              <text:list-item>
                <text:p text:style-name="P4"><text:span text:style-name="T3">submit the command buffer into the queue for rendering</text:span></text:p>
              </text:list-item>
              <text:list-item>
                <text:p text:style-name="P4"><text:span text:style-name="T3">present the image to the screen</text:span></text:p>
              </text:list-item>
              <text:list-item>
                <text:p text:style-name="P4"><text:span text:style-name="T3">use a semaphore to make the presentation of the image wait until rendering is finished</text:span></text:p>
              </text:list-item>
            </text:list>
          </draw:text-box>
        </draw:frame>
        <draw:frame draw:style-name="gr18" draw:text-style-name="P5" draw:layer="layout" svg:width="12.7cm" svg:height="20.003cm" svg:x="40.37cm" svg:y="2.587cm">
          <draw:text-box>
            <text:p text:style-name="P4"><text:span text:style-name="T2">Math Affine Transformation</text:span></text:p>
            <text:p text:style-name="P4"><text:span text:style-name="T4">Linear Transformations Scaling, Rotation around origin or anchor in 3x3 matrix, plus 4x1 translation (x,y,z,h coordinates)</text:span></text:p>
            <text:p text:style-name="P4"><text:span text:style-name="T4">h=1 for positions, h = 0 directions, distances, which are affected by scale&amp;rotation, not translation</text:span></text:p>
            <text:p text:style-name="P4"><text:span text:style-name="T4">Euler angles will be used: Y(1), X(2), Z(3)</text:span></text:p>
            <text:p text:style-name="P4"><text:span text:style-name="T4">Quaternions have a few advantages over matrices (expressing 3D rotations)</text:span></text:p>
            <text:p text:style-name="P4"><text:span text:style-name="T2">Canonical view volume:</text:span><text:span text:style-name="T4"> normalized 2x2x1 </text:span><text:span text:style-name="T2">Vulkan:</text:span><text:span text:style-name="T4"> y axis points down, z into screen (right hand) </text:span><text:span text:style-name="T2">Orthographic projection matrix: </text:span><text:span text:style-name="T3">scaled and translated from canonical volume, z useless except for depth test</text:span></text:p>
            <text:p text:style-name="P4"><text:span text:style-name="T2">Perspective projection:</text:span><text:span text:style-name="T3"> square frustum, orthographic matrix * perspective matrix</text:span></text:p>
            <text:p text:style-name="P4"><text:span text:style-name="T3">Viewport: specifies target framebuffer</text:span></text:p>
            <text:p text:style-name="P4"><text:span text:style-name="T2">Model matrix:</text:span><text:span text:style-name="T3"> TRS (from right to left: scale, rotate, translate) </text:span><text:span text:style-name="T2">Model-View-Projection matrix:</text:span><text:span text:style-name="T3"> from left to right</text:span></text:p>
            <text:p text:style-name="P4"><text:span text:style-name="T4"/></text:p>
          </draw:text-box>
        </draw:frame>
        <draw:frame draw:style-name="gr19" draw:text-style-name="P3" draw:layer="layout" svg:width="10.478cm" svg:height="4.517cm" svg:x="29.257cm" svg:y="20.454cm">
          <draw:text-box>
            <text:p text:style-name="P4"><text:span text:style-name="T6">VkDescriptorSetLayouts: </text:span><text:span text:style-name="T5">Blueprint for descriptor set</text:span><text:span text:style-name="T3">, provided at pipeline creation</text:span></text:p>
            <text:p text:style-name="P2"><text:span text:style-name="T2">vKDescriptorPool:</text:span><text:span text:style-name="T3"> pre-allocated memory for descriptors, provided at pipeline creation</text:span></text:p>
          </draw:text-box>
        </draw:frame>
        <draw:line draw:style-name="gr9" draw:text-style-name="P6" draw:layer="layout" svg:x1="35.642cm" svg:y1="15.605cm" svg:x2="29.292cm" svg:y2="18.46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40" svg:d="M0 40l10-40 10 4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21T18:46:27.504456905</meta:creation-date>
    <dc:date>2022-03-12T11:47:05.147483733</dc:date>
    <meta:editing-duration>P1DT9H8M55S</meta:editing-duration>
    <meta:editing-cycles>28</meta:editing-cycles>
    <meta:generator>LibreOffice/7.2.5.2$Linux_X86_64 LibreOffice_project/20$Build-2</meta:generator>
    <meta:document-statistic meta:object-count="24"/>
  </office:meta>
</office:document-meta>
</file>